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P1" style:family="paragraph" style:parent-style-name="Text_20_body">
      <style:text-properties officeooo:rsid="00054a9c" officeooo:paragraph-rsid="00054a9c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officeooo:rsid="003931df" officeooo:paragraph-rsid="000ca66a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2c9579" officeooo:paragraph-rsid="000ca66a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2fbc2d" officeooo:paragraph-rsid="000ca66a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34613a" officeooo:paragraph-rsid="000e20c7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rsid="00375d9d" officeooo:paragraph-rsid="000e20c7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weight="normal" officeooo:rsid="002c9579" officeooo:paragraph-rsid="000ca66a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normal" officeooo:rsid="002d2d6a" officeooo:paragraph-rsid="000ca66a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fo:font-weight="normal" officeooo:rsid="00379028" officeooo:paragraph-rsid="000e20c7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fo:font-weight="normal" officeooo:rsid="002ab986" officeooo:paragraph-rsid="000e20c7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weight="normal" officeooo:rsid="00375d9d" officeooo:paragraph-rsid="000e20c7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0e20c7" officeooo:paragraph-rsid="000e20c7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ce181e" fo:font-size="13pt" fo:font-weight="bold" officeooo:rsid="0034613a" officeooo:paragraph-rsid="000e20c7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ce181e" fo:font-size="13pt" fo:font-weight="bold" officeooo:rsid="00375d9d" officeooo:paragraph-rsid="000e20c7" style:font-size-asian="13pt" style:font-weight-asian="bold" style:font-size-complex="13pt" style:font-weight-complex="bold"/>
    </style:style>
    <style:style style:name="P15" style:family="paragraph" style:parent-style-name="Subtitle">
      <style:text-properties officeooo:rsid="000a37ca" officeooo:paragraph-rsid="000a37ca"/>
    </style:style>
    <style:style style:name="P16" style:family="paragraph" style:parent-style-name="Subtitle">
      <style:text-properties officeooo:rsid="000c04f8" officeooo:paragraph-rsid="000c04f8"/>
    </style:style>
    <style:style style:name="P17" style:family="paragraph" style:parent-style-name="Text_20_body">
      <style:text-properties officeooo:rsid="00067bd8" officeooo:paragraph-rsid="00067bd8"/>
    </style:style>
    <style:style style:name="P18" style:family="paragraph" style:parent-style-name="Text_20_body">
      <style:text-properties officeooo:rsid="0008658c" officeooo:paragraph-rsid="0008658c"/>
    </style:style>
    <style:style style:name="P19" style:family="paragraph" style:parent-style-name="Text_20_body">
      <style:text-properties officeooo:rsid="000a0272" officeooo:paragraph-rsid="000a0272"/>
    </style:style>
    <style:style style:name="P20" style:family="paragraph" style:parent-style-name="Text_20_body">
      <style:text-properties officeooo:rsid="000a37ca" officeooo:paragraph-rsid="000a37ca"/>
    </style:style>
    <style:style style:name="P21" style:family="paragraph" style:parent-style-name="Text_20_body">
      <style:text-properties officeooo:rsid="000c04f8" officeooo:paragraph-rsid="000c04f8"/>
    </style:style>
    <style:style style:name="P22" style:family="paragraph" style:parent-style-name="Text_20_body">
      <style:text-properties officeooo:rsid="000ca66a" officeooo:paragraph-rsid="000ca66a"/>
    </style:style>
    <style:style style:name="P23" style:family="paragraph" style:parent-style-name="Text_20_body">
      <style:text-properties officeooo:rsid="000e265c" officeooo:paragraph-rsid="000e265c"/>
    </style:style>
    <style:style style:name="P24" style:family="paragraph" style:parent-style-name="Title">
      <style:text-properties officeooo:paragraph-rsid="00054a9c"/>
    </style:style>
    <style:style style:name="P25" style:family="paragraph" style:parent-style-name="Title">
      <style:text-properties officeooo:rsid="0008658c" officeooo:paragraph-rsid="0008658c"/>
    </style:style>
    <style:style style:name="T1" style:family="text">
      <style:text-properties officeooo:rsid="00067bd8"/>
    </style:style>
    <style:style style:name="T2" style:family="text">
      <style:text-properties officeooo:rsid="0008658c"/>
    </style:style>
    <style:style style:name="T3" style:family="text">
      <style:text-properties officeooo:rsid="00054a9c"/>
    </style:style>
    <style:style style:name="T4" style:family="text">
      <style:text-properties officeooo:rsid="00092aa9"/>
    </style:style>
    <style:style style:name="T5" style:family="text">
      <style:text-properties officeooo:rsid="000a37ca"/>
    </style:style>
    <style:style style:name="T6" style:family="text">
      <style:text-properties officeooo:rsid="000ca66a"/>
    </style:style>
    <style:style style:name="T7" style:family="text">
      <style:text-properties officeooo:rsid="004636be"/>
    </style:style>
    <style:style style:name="T8" style:family="text">
      <style:text-properties style:font-size-asian="13pt"/>
    </style:style>
    <style:style style:name="T9" style:family="text">
      <style:text-properties officeooo:rsid="002fbc2d" style:font-size-asian="13pt"/>
    </style:style>
    <style:style style:name="T10" style:family="text">
      <style:text-properties officeooo:rsid="002d2d6a" style:font-size-asian="13pt"/>
    </style:style>
    <style:style style:name="T11" style:family="text">
      <style:text-properties officeooo:rsid="002c9579" style:font-size-asian="13pt"/>
    </style:style>
    <style:style style:name="T12" style:family="text">
      <style:text-properties officeooo:rsid="0032a793" style:font-size-asian="13pt"/>
    </style:style>
    <style:style style:name="T13" style:family="text">
      <style:text-properties officeooo:rsid="003a5553"/>
    </style:style>
    <style:style style:name="T14" style:family="text">
      <style:text-properties officeooo:rsid="000e20c7"/>
    </style:style>
    <style:style style:name="T15" style:family="text">
      <style:text-properties officeooo:rsid="002c9579"/>
    </style:style>
    <style:style style:name="T16" style:family="text">
      <style:text-properties officeooo:rsid="00379028"/>
    </style:style>
    <style:style style:name="T17" style:family="text">
      <style:text-properties officeooo:rsid="000e3f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3">Видеоподсистема ДВК</text:span></text:p>
      <text:p text:style-name="P1"/>
      <text:p text:style-name="Text_20_body"><text:span text:style-name="T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span></text:p>
      <text:p text:style-name="P17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2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</text:span></text:p>
      <text:p text:style-name="P25">Контроллер КСМ</text:p>
      <text:p text:style-name="P18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4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</text:span><text:span text:style-name="T5">д</text:span><text:span text:style-name="T4">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</text:span><text:span text:style-name="T5">видимо,</text:span><text:span text:style-name="T4"> не мог поддерживать в силу низкой производительности.</text:span></text:p>
      <text:p text:style-name="P19">Э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p text:style-name="P15">Внутреннее устройство контроллера</text:p>
      <text:p text:style-name="P19">Контроллер представляет собой полноценное микропроце<text:span text:style-name="T5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5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5">2 страниц текста – 48 строк по 80 символов.</text:span></text:p>
      <text:p text:style-name="P20"><text:soft-page-break/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p text:style-name="P16">Поддерживаемые режимы работы</text:p>
      <text:p text:style-name="P2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2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21">Реализован автономный режим работы <text:span text:style-name="T6">(локальная петля)</text:span>, включающийся кнопкой F10. В этом режиме <text:span text:style-name="T6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23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17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21">Полудуплексный режим (локальное эхо) не реализован в силу полной бесполезности. <text:span text:style-name="T6">Н</text:span>е реализована <text:span text:style-name="T6">и </text:span>смена формата кадра последовательного интерфейса – передача всегда идет в режиме 8 бит без контроля четности.</text:p>
      <text:p text:style-name="P22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p text:style-name="Subtitle">Кодировка символов.</text:p>
      <text:p text:style-name="P3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7"><text:span text:style-name="T8">В режиме КОИ7 Н0 </text:span><text:span text:style-name="T9">(режим по умолчанию) </text:span><text:span text:style-name="T8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10">кодировки</text:span><text:span text:style-name="T8"> Н0 (LAT) можно переключиться в </text:span><text:span text:style-name="T10">кодировку</text:span><text:span text:style-name="T8"> Н1 (RUS), при этом терминал отображает малые русские буквы вместо больших латинских, и большие русские вместо малых латинских. </text:span><text:span text:style-name="T10">На экране может отображаться смесь символов обоих кодировок. </text:span><text:span text:style-name="T8">Переключение </text:span><text:span text:style-name="T10">между кодировками </text:span><text:span text:style-name="T8">производится управляющими кодами </text:span><text:span text:style-name="T10">016 и 017.</text:span></text:p>
      <text:p text:style-name="P8"><text:soft-page-break/><text:span text:style-name="T11">В </text:span><text:span text:style-name="T8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9">Такой режим использовали терминалы, эксп</text:span><text:span text:style-name="T12">л</text:span><text:span text:style-name="T9">уатировавшиеся совместно с СМ ЭВМ, например СМ7209 или ВТА-2000-3. П</text:span><text:span text:style-name="T8">ереключение </text:span><text:span text:style-name="T9">в этот режим и обрано в режим Н0/Н1</text:span><text:span text:style-name="T8"> производится клавишей F11.</text:span></text:p>
      <text:p text:style-name="P4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2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7">отсутствует в оригинальном VT52</text:span>.</text:p>
      <text:p text:style-name="Subtitle">Формат экрана</text:p>
      <text:p text:style-name="P5"><text:span text:style-name="T14">Дисплейный блок КСМ</text:span> работает в стандартном для всех таких терминалов разрешении 24 <text:span text:style-name="T14">пользовательских </text:span>строки по 80 символов. <text:span text:style-name="T15">Самая верхняя строка экрана <text:s/>терминала — служебная строка. </text:span><text:span text:style-name="T14">В</text:span><text:span text:style-name="T15"> эту строку выводятся буквенные индикаторы режимо</text:span>в работы <text:span text:style-name="T16">красного цвета</text:span>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3">LINE</text:p>
          </table:table-cell>
          <table:table-cell office:value-type="string">
            <text:p text:style-name="P5">режим связи с ЭВМ.</text:p>
          </table:table-cell>
        </table:table-row>
        <table:table-row>
          <table:table-cell office:value-type="string">
            <text:p text:style-name="P14">LOCAL</text:p>
          </table:table-cell>
          <table:table-cell office:value-type="string">
            <text:p text:style-name="P6">автономный режим (локальная петля)</text:p>
          </table:table-cell>
        </table:table-row>
        <table:table-row>
          <table:table-cell office:value-type="string">
            <text:p text:style-name="P13">CAPS</text:p>
          </table:table-cell>
          <table:table-cell office:value-type="string">
            <text:p text:style-name="P5">включен CAPS LOCK.</text:p>
          </table:table-cell>
        </table:table-row>
        <table:table-row>
          <table:table-cell office:value-type="string">
            <text:p text:style-name="P13">ALT</text:p>
          </table:table-cell>
          <table:table-cell office:value-type="string">
            <text:p text:style-name="P5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3">KOI7</text:p>
          </table:table-cell>
          <table:table-cell office:value-type="string">
            <text:p text:style-name="P5">включена кодировка КОИ7 Н2</text:p>
          </table:table-cell>
        </table:table-row>
        <table:table-row>
          <table:table-cell office:value-type="string">
            <text:p text:style-name="P13">LAT</text:p>
          </table:table-cell>
          <table:table-cell office:value-type="string">
            <text:p text:style-name="P5"><text:span text:style-name="T13">вклю</text:span>чена кодировка Н0</text:p>
          </table:table-cell>
        </table:table-row>
        <table:table-row>
          <table:table-cell office:value-type="string">
            <text:p text:style-name="P13">RUS</text:p>
          </table:table-cell>
          <table:table-cell office:value-type="string">
            <text:p text:style-name="P5">включена кодировка Н1</text:p>
          </table:table-cell>
        </table:table-row>
        <table:table-row>
          <table:table-cell office:value-type="string">
            <text:p text:style-name="P13">HOLD</text:p>
          </table:table-cell>
          <table:table-cell office:value-type="string">
            <text:p text:style-name="P5">включен режим HOLD SCREEN</text:p>
          </table:table-cell>
        </table:table-row>
        <table:table-row>
          <table:table-cell office:value-type="string">
            <text:p text:style-name="P13">WAIT</text:p>
          </table:table-cell>
          <table:table-cell office:value-type="string">
            <text:p text:style-name="P5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3">MUTE</text:p>
          </table:table-cell>
          <table:table-cell office:value-type="string">
            <text:p text:style-name="P5">звуковой сигнал отключен.</text:p>
          </table:table-cell>
        </table:table-row>
      </table:table>
      <text:p text:style-name="P10"/>
      <text:p text:style-name="P1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12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9">Со строки <text:span text:style-name="T14">2</text:span> начинается собственно экран терминала. <text:span text:style-name="T13">Пользовательские данные выводятся зеленым цветом. Выглядит все это так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9:06:46.560695539</meta:creation-date>
    <dc:date>2021-01-29T08:41:04.039697521</dc:date>
    <meta:editing-duration>PT18M51S</meta:editing-duration>
    <meta:editing-cycles>4</meta:editing-cycles>
    <meta:generator>LibreOffice/6.4.4.2$Linux_X86_64 LibreOffice_project/40$Build-2</meta:generator>
    <meta:document-statistic meta:table-count="1" meta:image-count="0" meta:object-count="0" meta:page-count="3" meta:paragraph-count="47" meta:word-count="1058" meta:character-count="7800" meta:non-whitespace-character-count="6771"/>
  </office:meta>
</office:document-meta>
</file>